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Repository.createChild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Repository.setDestination( final String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FileRepository.getInputStream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Repository.decod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leRepository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FileRepository.configure( final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Repository.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leRepository.getChildRepository( final String chil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bstractFileRepository.service( final ServiceManager servic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FileRepository.getOutputStream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Repository.containsKey( final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ileRepository.getFil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Repository.encode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FileRepository.remove( final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